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184c" officeooo:paragraph-rsid="0010184c"/>
    </style:style>
    <style:style style:name="P2" style:family="paragraph" style:parent-style-name="Text_20_body">
      <style:text-properties officeooo:rsid="0010184c" officeooo:paragraph-rsid="00159520"/>
    </style:style>
    <style:style style:name="P3" style:family="paragraph" style:parent-style-name="Text_20_body">
      <style:text-properties officeooo:rsid="0010283a" officeooo:paragraph-rsid="0010283a"/>
    </style:style>
    <style:style style:name="P4" style:family="paragraph" style:parent-style-name="Text_20_body">
      <style:text-properties officeooo:rsid="0010283a" officeooo:paragraph-rsid="00108b90"/>
    </style:style>
    <style:style style:name="P5" style:family="paragraph" style:parent-style-name="Text_20_body">
      <style:text-properties fo:font-weight="bold" officeooo:rsid="0010184c" officeooo:paragraph-rsid="0010184c" style:font-weight-asian="bold" style:font-weight-complex="bold"/>
    </style:style>
    <style:style style:name="P6" style:family="paragraph" style:parent-style-name="Text_20_body">
      <style:text-properties fo:font-weight="bold" officeooo:rsid="00108b90" officeooo:paragraph-rsid="001471de" style:font-weight-asian="bold" style:font-weight-complex="bold"/>
    </style:style>
    <style:style style:name="P7" style:family="paragraph" style:parent-style-name="Text_20_body">
      <style:text-properties officeooo:rsid="00159520" officeooo:paragraph-rsid="00159520"/>
    </style:style>
    <style:style style:name="P8" style:family="paragraph" style:parent-style-name="Text_20_body">
      <style:text-properties officeooo:rsid="0012785b" officeooo:paragraph-rsid="00159520"/>
    </style:style>
    <style:style style:name="P9" style:family="paragraph" style:parent-style-name="Text_20_body">
      <style:text-properties officeooo:rsid="0015ba06" officeooo:paragraph-rsid="0015ba06"/>
    </style:style>
    <style:style style:name="P10" style:family="paragraph" style:parent-style-name="Text_20_body">
      <style:text-properties officeooo:rsid="00174e02" officeooo:paragraph-rsid="00174e02"/>
    </style:style>
    <style:style style:name="P11" style:family="paragraph" style:parent-style-name="Text_20_body">
      <style:text-properties fo:font-style="italic" officeooo:rsid="00174e02" officeooo:paragraph-rsid="00174e02" style:font-style-asian="italic" style:font-style-complex="italic"/>
    </style:style>
    <style:style style:name="P12" style:family="paragraph" style:parent-style-name="Text_20_body">
      <style:text-properties fo:font-style="normal" officeooo:rsid="0012785b" officeooo:paragraph-rsid="00174e02" style:font-style-asian="normal" style:font-style-complex="normal"/>
    </style:style>
    <style:style style:name="P13" style:family="paragraph" style:parent-style-name="Title">
      <style:text-properties officeooo:rsid="0010184c" officeooo:paragraph-rsid="0010184c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1028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8b90"/>
    </style:style>
    <style:style style:name="T4" style:family="text">
      <style:text-properties officeooo:rsid="0012785b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0283a" fo:background-color="#ffff00" loext:char-shading-value="0"/>
    </style:style>
    <style:style style:name="T7" style:family="text">
      <style:text-properties officeooo:rsid="00108b90" fo:background-color="#ffff00" loext:char-shading-value="0"/>
    </style:style>
    <style:style style:name="T8" style:family="text">
      <style:text-properties officeooo:rsid="00159520" fo:background-color="#ffff00" loext:char-shading-value="0"/>
    </style:style>
    <style:style style:name="T9" style:family="text">
      <style:text-properties fo:font-weight="normal" officeooo:rsid="001471de" style:font-weight-asian="normal" style:font-weight-complex="normal"/>
    </style:style>
    <style:style style:name="T10" style:family="text">
      <style:text-properties fo:font-weight="normal" officeooo:rsid="00159520" style:font-weight-asian="normal" style:font-weight-complex="normal"/>
    </style:style>
    <style:style style:name="T11" style:family="text">
      <style:text-properties fo:font-weight="normal" officeooo:rsid="00174e02" style:font-weight-asian="normal" style:font-weight-complex="normal"/>
    </style:style>
    <style:style style:name="T12" style:family="text">
      <style:text-properties officeooo:rsid="00159520" fo:background-color="transparent" loext:char-shading-value="0"/>
    </style:style>
    <style:style style:name="T13" style:family="text">
      <style:text-properties officeooo:rsid="00159520"/>
    </style:style>
    <style:style style:name="T14" style:family="text">
      <style:text-properties officeooo:rsid="0015ba06"/>
    </style:style>
    <style:style style:name="T15" style:family="text">
      <style:text-properties officeooo:rsid="00174e02"/>
    </style:style>
    <style:style style:name="T16" style:family="text">
      <style:text-properties officeooo:rsid="00192357"/>
    </style:style>
    <style:style style:name="T17" style:family="text">
      <style:text-properties officeooo:rsid="001bd9f6"/>
    </style:style>
    <style:style style:name="T18" style:family="text">
      <style:text-properties fo:color="#ff3333"/>
    </style:style>
    <style:style style:name="T19" style:family="text">
      <style:text-properties fo:color="#000000"/>
    </style:style>
    <style:style style:name="T20" style:family="text">
      <style:text-properties fo:color="#b2b2b2"/>
    </style:style>
    <style:style style:name="T21" style:family="text">
      <style:text-properties fo:color="#0000ff"/>
    </style:style>
    <style:style style:name="gr1" style:family="graphic">
      <style:graphic-properties draw:stroke="solid" draw:stroke-dash="Ultrafine_20_Dashed" svg:stroke-width="0.101cm" svg:stroke-color="#000000" draw:marker-start-width="0.503cm" draw:marker-end-width="0.503cm" draw:fill="none" draw:fill-color="#ffffff" fo:min-height="3.896cm" fo:padding-top="0.049cm" fo:padding-bottom="0.049cm" fo:padding-left="0.049cm" fo:padding-right="0.04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actics arena</text:p>
      <text:p text:style-name="P1"/>
      <text:p text:style-name="P5">Fiche du jeu :</text:p>
      <text:p text:style-name="P1"><text:span text:style-name="T2">Nom</text:span> : La guerre du Graal</text:p>
      <text:p text:style-name="P2"><text:span text:style-name="T2">Règle du jeu </text:span>: 2 équipes composées de différents personnages combattent <text:span text:style-name="T1">(le nombre de personnages est limité par le nombre de </text:span><text:span text:style-name="T6">points d’équipe </text:span><text:span text:style-name="T1">)</text:span>. Chaque joueur place ses personnages en début de partie <text:span text:style-name="T1">de son coté de la</text:span><text:span text:style-name="T6"> map</text:span>. <text:span text:style-name="T9">Le personnage le plus rapide </text:span><text:span text:style-name="T10">(INI la plus élevée</text:span><text:span text:style-name="T11">)</text:span><text:span text:style-name="T10"> </text:span><text:span text:style-name="T9">joue en premier </text:span><text:span text:style-name="T10">son propriétaire choisi </text:span>une <text:span text:style-name="T1">ou plusieurs </text:span>action<text:span text:style-name="T1">s</text:span> parmi<text:span text:style-name="T13">(</text:span><text:span text:style-name="T5">se déplacer,</text:span><text:span text:style-name="T8">compétences*,</text:span><text:span text:style-name="T7">fin de tour</text:span><text:span text:style-name="T8">)</text:span><text:span text:style-name="T12"> p</text:span><text:span text:style-name="T1">our un total de </text:span><text:span text:style-name="T6">point d’action</text:span><text:span text:style-name="T1"> défini à l’avance. Chaque personnage gagne un nombre de point d’action à chaque tour.</text:span></text:p>
      <text:p text:style-name="P2">*<text:span text:style-name="T13">les compétences dépendent de la classe du personnage, plus une compétence est puissante plus elle coute de PA.</text:span></text:p>
      <text:p text:style-name="P3">La partie se termine lorsque l’<text:span text:style-name="T5">une des équipes est éliminée</text:span>(tous les personnages sont morts).</text:p>
      <text:p text:style-name="P3">Le scénario et les personnage se basent sur l’anime <text:s/>et le jeu Fate stay night.</text:p>
      <text:p text:style-name="P7">Des règles spéciales, <text:span text:style-name="T15">de nouvelles classes</text:span> et de nouvelles compétences sont amenées à apparaître au fur et à mesure du développement.</text:p>
      <text:p text:style-name="P6">Mode d’interaction :</text:p>
      <text:p text:style-name="P8">Dans un premier temps tout se passera dans un terminal.</text:p>
      <text:p text:style-name="P7">La carte sera représentée par un échiquier où les noms des personnages apparaitront en couleur selon leur équipe. Le personnage courant étant représenté par un no<text:span text:style-name="T15">m de couleur différente</text:span>.</text:p>
      <text:p text:style-name="P9">Le joueur aura sous les yeux la liste de ses choix et devra entrer le numéro correspondant, le terminal lui affichera le cout en PA ainsi qu'une demande de confirmation.</text:p>
      <text:p text:style-name="P10"><draw:frame text:anchor-type="as-char" draw:z-index="0" draw:style-name="gr1" draw:text-style-name="P14" svg:width="18.179cm" svg:height="3.996cm"><draw:text-box><text:p>___ <text:s/><text:span text:style-name="T18">Sab <text:s/></text:span><text:span text:style-name="T19">___ ___ ___ </text:span><text:span text:style-name="T20">Arc</text:span><text:span text:style-name="T20"><text:tab/></text:span><text:span text:style-name="T20"><text:tab/></text:span><text:span text:style-name="T19">1 : Se déplacer (2PA).</text:span></text:p><text:p><text:span text:style-name="T19">___ </text:span><text:span text:style-name="T21">Ber <text:s/></text:span><text:span text:style-name="T19">___ ___ ___ </text:span><text:span text:style-name="T21">Lan</text:span><text:span text:style-name="T21"><text:tab/></text:span><text:span text:style-name="T21"><text:tab/></text:span><text:span text:style-name="T19">2 : Attaquer(3PA).</text:span></text:p><text:p><text:span text:style-name="T19">___ ___ ___ ___ ___ ___</text:span><text:span text:style-name="T19"><text:tab/></text:span><text:span text:style-name="T19"><text:tab/></text:span><text:span text:style-name="T19">3 :Fin du tour.</text:span></text:p><text:p><text:span text:style-name="T19">___ ___ ___ ___ ___ ___</text:span></text:p><text:p><text:span text:style-name="T19"/></text:p><text:p><text:span text:style-name="T19">Entrez votre choix :</text:span></text:p><text:p><text:span text:style-name="T19"/></text:p><text:p><text:span text:style-name="T19"/></text:p></draw:text-box></draw:frame></text:p>
      <text:p text:style-name="P11">vue utilisateur de la carte et différente action, <text:span text:style-name="T16">le joueur contrôle ici la classe Arc et doit choisir l'action à effectuer par son personnage.</text:span></text:p>
      <text:p text:style-name="P12">Des évolutions futures (interface graphique, musiqu<text:span text:style-name="T17">e</text:span>) <text:span text:style-name="T14">pourront être mise en place selon l'évolution du projet.</text:span></text:p>
      <text:p text:style-name="P12"/>
      <text:p text:style-name="P12"/>
      <text:p text:style-name="P5"><text:soft-page-break/>Etape de <text:span text:style-name="T16">développement</text:span> :</text:p>
      <text:p text:style-name="P1">1) <text:span text:style-name="T16">Combat joueur contre joueur sur une carte prédéfinie.</text:span></text:p>
      <text:p text:style-name="P1">-<text:span text:style-name="T3">création carte</text:span></text:p>
      <text:p text:style-name="P1">-<text:span text:style-name="T16">gestion personnage</text:span> (deplacement, attaque, calcul degat, stats…)</text:p>
      <text:p text:style-name="P1">-gestion fin de partie, phase du tour, début de partie</text:p>
      <text:p text:style-name="P1">-<text:span text:style-name="T4">menu principal</text:span></text:p>
      <text:p text:style-name="P1">2) Interface graphique pour l’étape 1</text:p>
      <text:p text:style-name="P1">3) IA</text:p>
      <text:p text:style-name="P4">4) <text:span text:style-name="T3">Ajout des classes (statistiques et compétences différentes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00:57.072054681</meta:creation-date>
    <dc:date>2016-11-16T13:34:52.857153116</dc:date>
    <meta:editing-duration>PT29M2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24" meta:word-count="323" meta:character-count="1982" meta:non-whitespace-character-count="1681"/>
  </office:meta>
</office:document-meta>
</file>